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3241" officeooo:paragraph-rsid="00113241"/>
    </style:style>
    <style:style style:name="P2" style:family="paragraph" style:parent-style-name="Standard">
      <style:text-properties officeooo:rsid="00113241" officeooo:paragraph-rsid="00113241"/>
    </style:style>
    <style:style style:name="P3" style:family="paragraph" style:parent-style-name="Standard">
      <style:text-properties officeooo:rsid="00141b86" officeooo:paragraph-rsid="00141b86"/>
    </style:style>
    <style:style style:name="P4" style:family="paragraph" style:parent-style-name="Standard">
      <style:text-properties officeooo:paragraph-rsid="00141b86"/>
    </style:style>
    <style:style style:name="P5" style:family="paragraph" style:parent-style-name="Standard">
      <style:text-properties officeooo:rsid="00147198" officeooo:paragraph-rsid="00147198"/>
    </style:style>
    <style:style style:name="T1" style:family="text">
      <style:text-properties officeooo:rsid="0012a63f"/>
    </style:style>
    <style:style style:name="T2" style:family="text">
      <style:text-properties officeooo:rsid="00141b86"/>
    </style:style>
    <style:style style:name="T3" style:family="text">
      <style:text-properties officeooo:rsid="00147198"/>
    </style:style>
    <style:style style:name="T4" style:family="text">
      <style:text-properties officeooo:rsid="00158099"/>
    </style:style>
    <style:style style:name="T5" style:family="text">
      <style:text-properties officeooo:rsid="0015ec3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ula 9</text:p>
      <text:p text:style-name="P1"/>
      <text:p text:style-name="P1">** DATA PREPROCESSING ***</text:p>
      <text:p text:style-name="P1"/>
      <text:p text:style-name="P1"/>
      <text:p text:style-name="P1">- Workflow de data science:</text:p>
      <text:p text:style-name="P1">define todas as fases/passos de um projeto que envolve DS</text:p>
      <text:p text:style-name="P1">preparação (aquisição de dados – limpeza e/ou rotualgem de dados – selecionar características mais importantes, interessantes) – modelagem (selecionar o modelo que vai trabalhar – otimização de hiperparâmetros – combinação de modelos – validação de modelos) – pôr o modelo em produção (colocar o modelo em produção – monitoramento de modelo em tempo real – posterior melhora no modelo)</text:p>
      <text:p text:style-name="P1"/>
      <text:p text:style-name="P1">os passos acima se iniciam novamente. Um ciclo.</text:p>
      <text:p text:style-name="P1"/>
      <text:p text:style-name="P1">* <text:span text:style-name="T1">continuar em 11 minutos!</text:span></text:p>
      <text:p text:style-name="P1"/>
      <text:p text:style-name="P3">O QUE É DADO?</text:p>
      <text:p text:style-name="P3">PODEM SER TABLEAS BEM ESTRUTURADAS, IMAGENS, ARQUIVOS DE ÁUDIO, VÍDEOS. NO ENTANTO, GERALMENTE, OS MODELOS DE APRENDIZADO DE MÁQUINA NÃO ENTENDEM ESSES DADOS CRUS, SÓ VETORES, MATRIZES ETC.</text:p>
      <text:p text:style-name="P3"/>
      <text:p text:style-name="P4"><text:span text:style-name="T2">DATA OBJECTS OU DATA SETS – <text:s/>DATA SETS PODE SER VISTO COMO UMA COLEÇÃO DE DATA OBJECTS. UM CONJUNTO DE DADOS É UM CONBJUNTO DESSAS INSTÂNCIAS, DESSES OBJETOS.</text:span></text:p>
      <text:p text:style-name="P3">OS VETORES SÃO DESCRITOS PELO NÚMERO DE FEATURES/CARACTERÍSTICAS</text:p>
      <text:p text:style-name="P3"/>
      <text:p text:style-name="P3">FEATURES SÃO CHAMADAS DE VARIÁVEIS, CARACTERÍSTICAS, ATRIBUTOS OU DIMENSÕES</text:p>
      <text:p text:style-name="P3"/>
      <text:p text:style-name="P3">FEATURES É UMA COLUNA DESSAS DADOS E A LINHA É A INSTÂNCIA</text:p>
      <text:p text:style-name="P3"/>
      <text:p text:style-name="P3"/>
      <text:p text:style-name="P3">AS FEATURES PODEM SER DIVIDIDAS ENTRE CATEGÓRICAS (SÃO CONSTRUÍDAS ATRAVÉS DE UM CONJUNTO FINITO DE VALORES) E NUMÉRICAS (<text:span text:style-name="T3">SÃO VARIÁVEIS QUE VEM DE UM CONJUNTO CONTÍNUO/INFINITO DE VALORES)</text:span></text:p>
      <text:p text:style-name="P3"/>
      <text:p text:style-name="P5">FEATRURES PODEM SER CLASSIFICADOS COMO INUTÉIS/USELESS (ESSE TIPO DE DADOS A GENTE JOGA FORA), NOMINAL (SÃO DADOS CATEGÓRICOS, SEM NENHUMA RELAÇÃO ENTRE ELES), ORDINAL (NESSE CASO, TAMBÉM SÃO VALORES CATEGÓRICOS, DISCRETOS, MAS PODEM SER ORDENADOS), BINÁRIOS (DADOS CATEGÓRICOS DE DUAS CATEGORIAS), TIME (CÍCLICO, SE REPETEM DE MANEIRA CONTÍNUA. GERALMEBTE, É DIFÍCIL DE TRABALHAR COM ELE)</text:p>
      <text:p text:style-name="P5"/>
      <text:p text:style-name="P5">QUALIDADE DOS DADOS – A GENTE GASTA MUIT TEMPO NESSA FASE PARA FAZER COM QUE A GENTE PASSE O MELHOR DADO POSSÍVEL PARA O MODELO</text:p>
      <text:p text:style-name="P5"/>
      <text:p text:style-name="P5">PRÉ-PROCESSAMENTO – ṔEGAR DADOS E TRANSFORMÁ-LO, CODIFICÁ-LO PARA QUE SEJA MAIS FACILMENTE INTERPRETADO PELO ALGORITIMO</text:p>
      <text:p text:style-name="P5"><text:soft-page-break/></text:p>
      <text:p text:style-name="P5">PRIMEIRA COISA A SE FAZER? CDIFICAÇÃO DE CARACTERÍSITCA. <text:span text:style-name="T4">REALIZAR TRANFORMAÇÕES NOS DADOS PARA QUE SEJAM FACILMENTE ACEITOS PELO MODELO. O DADO PODE ESTAR GUARDADO DE UMA FORMA QUE O MODELO NÃO ENTENDE ETC. É APLICADA, GERALMENTE, PARA DADOS CATEGÓRICOS.</text:span></text:p>
      <text:p text:style-name="P1"/>
      <text:p text:style-name="P1"/>
      <text:p text:style-name="P1">*** <text:span text:style-name="T5">C ONTINUAR EM 45 MINUTOS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4T21:04:13.019495093</meta:creation-date>
    <dc:date>2021-11-25T21:55:08.215346706</dc:date>
    <meta:editing-duration>PT31M16S</meta:editing-duration>
    <meta:editing-cycles>2</meta:editing-cycles>
    <meta:generator>LibreOffice/6.4.7.2$Linux_X86_64 LibreOffice_project/40$Build-2</meta:generator>
    <meta:document-statistic meta:table-count="0" meta:image-count="0" meta:object-count="0" meta:page-count="2" meta:paragraph-count="19" meta:word-count="339" meta:character-count="2240" meta:non-whitespace-character-count="1907"/>
  </office:meta>
</office:document-meta>
</file>